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paragraph-properties fo:break-before="page"/>
      <style:text-properties style:font-name="Liberation Sans" officeooo:paragraph-rsid="03819ffb"/>
    </style:style>
    <style:style style:name="P5" style:family="paragraph" style:parent-style-name="Standard">
      <style:text-properties officeooo:paragraph-rsid="0370e13b"/>
    </style:style>
    <style:style style:name="P6" style:family="paragraph" style:parent-style-name="Standard">
      <style:text-properties officeooo:paragraph-rsid="038db2eb"/>
    </style:style>
    <style:style style:name="P7" style:family="paragraph" style:parent-style-name="Standard">
      <style:text-properties style:font-name="Liberation Sans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T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9132c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5"><text:span text:style-name="Emphasis"><text:span text:style-name="T19"/></text:span></text:p>
      <text:p text:style-name="P5"><text:span text:style-name="Emphasis"><text:span text:style-name="T19">Er zal contact met u opgenomen worden na beoordeling van dit formulier.</text:span></text:span></text:p>
      <text:p text:style-name="P5"><text:span text:style-name="Emphasis"><text:span text:style-name="T19"/></text:span></text:p>
      <text:p text:style-name="P6"><text:span text:style-name="Emphasis"><text:span text:style-name="T28">Geschreven door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9">Karel Zimmer</text:span></text:span></text:a><text:span text:style-name="Emphasis"><text:span text:style-name="T2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">CC0 1.0 Universeel</text:span></text:span></text:a><text:span text:style-name="Emphasis"><text:span text:style-name="T28">, </text:span></text:span><text:span text:style-name="Emphasis"><text:span text:style-name="T30">2018-2023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3-07-23T18:29:03.352149403">23-07-2023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3-07-23T18:29:03.222981040</dc:date>
    <meta:editing-duration>PT18H24M55S</meta:editing-duration>
    <meta:editing-cycles>920</meta:editing-cycles>
    <meta:generator>LibreOffice/7.3.7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2" meta:character-count="1078" meta:non-whitespace-character-count="943"/>
  </office:meta>
</office:document-meta>
</file>